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A3A3A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программа?</text:p>
          </table:table-cell>
          <table:table-cell table:style-name="ce2"/>
          <table:table-cell office:value-type="string" table:style-name="ce2">
            <text:p>ABB</text:p>
          </table:table-cell>
          <table:table-cell office:value-type="string" table:style-name="ce2">
            <text:p>code_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cout?</text:p>
          </table:table-cell>
          <table:table-cell table:style-name="ce2"/>
          <table:table-cell office:value-type="string" table:style-name="ce2">
            <text:p>12 12</text:p>
          </table:table-cell>
          <table:table-cell office:value-type="string" table:style-name="ce2">
            <text:p>code_12</text:p>
          </table:table-cell>
          <table:table-cell table:number-columns-repeated="16378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2">
            <text:p>16; 25; 36; Неопределённое поведение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_13</text:p>
          </table:table-cell>
          <table:table-cell table:number-columns-repeated="16378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экран?</text:p>
          </table:table-cell>
          <table:table-cell table:style-name="ce2"/>
          <table:table-cell office:value-type="string" table:style-name="ce2">
            <text:p>Z</text:p>
          </table:table-cell>
          <table:table-cell office:value-type="string" table:style-name="ce2">
            <text:p>code_14</text:p>
          </table:table-cell>
          <table:table-cell table:number-columns-repeated="16378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Дан класс. Являются ли функции get_i() и put_i () встраиваемыми функциями?</text:p>
          </table:table-cell>
          <table:table-cell office:value-type="string" table:style-name="ce4">
            <text:p>только put_i (); только get_i(); Да; Нет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_15</text:p>
          </table:table-cell>
          <table:table-cell table:number-columns-repeated="16378"/>
        </table:table-row>
        <table:table-row table:style-name="ro3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cout?</text:p>
          </table:table-cell>
          <table:table-cell office:value-type="string" table:style-name="ce4">
            <text:p>20; ошибка выполнения; 02; ошибка линковки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_16</text:p>
          </table:table-cell>
          <table:table-cell table:number-columns-repeated="16378"/>
        </table:table-row>
        <table:table-row table:style-name="ro3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в результат работы следующей программы?</text:p>
          </table:table-cell>
          <table:table-cell office:value-type="string" table:style-name="ce4">
            <text:p>0 1; 0 2; 0 8; Ошибка компиляции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_17</text:p>
          </table:table-cell>
          <table:table-cell table:number-columns-repeated="16378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ему будет равно значение p после выполнения следующей строки кода:</text:p>
          </table:table-cell>
          <table:table-cell table:style-name="ce4"/>
          <table:table-cell office:value-type="float" office:value="4" table:style-name="ce2">
            <text:p>4</text:p>
          </table:table-cell>
          <table:table-cell office:value-type="string" table:style-name="ce2">
            <text:p>code_18</text:p>
          </table:table-cell>
          <table:table-cell table:number-columns-repeated="16378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произойдёт при попытке откомпилировать и запустить код?</text:p>
          </table:table-cell>
          <table:table-cell office:value-type="string" table:style-name="ce2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_19</text:p>
          </table:table-cell>
          <table:table-cell table:number-columns-repeated="16378"/>
        </table:table-row>
        <table:table-row table:style-name="ro4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свойство ООП дает концепцию повторного использования?</text:p>
          </table:table-cell>
          <table:table-cell office:value-type="string" table:style-name="ce4">
            <text:p>Абстракция; Инкапсуляция; Наследование; Ни одно из вышеперечисленных;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программа:</text:p>
          </table:table-cell>
          <table:table-cell office:value-type="string" table:style-name="ce2">
            <text:p>A()copyA()=(); A()copyA(); A()A()=(); A()A()copyA()=()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_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string" table:style-name="ce2">
            <text:p>code_21</text:p>
          </table:table-cell>
          <table:table-cell table:number-columns-repeated="16378"/>
        </table:table-row>
        <table:table-row table:style-name="ro3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на экран следующая программа?</text:p>
          </table:table-cell>
          <table:table-cell office:value-type="string" table:style-name="ce4">
            <text:p>15; 29; 13; Программа не скомпилируется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_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будет выведено на экран:</text:p>
          </table:table-cell>
          <table:table-cell office:value-type="string" table:style-name="ce2">
            <text:p>Ошибка времени выполнения; function B; Ничего; Ошибка компиляции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_23</text:p>
          </table:table-cell>
          <table:table-cell table:number-columns-repeated="16378"/>
        </table:table-row>
        <table:table-row table:style-name="ro6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следующая программа:</text:p>
          </table:table-cell>
          <table:table-cell office:value-type="string" table:style-name="ce4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_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5"/>
          <table:table-cell table:number-columns-repeated="2" table:style-name="ce2"/>
          <table:table-cell table:number-columns-repeated="16378"/>
        </table:table-row>
        <table:table-row table:number-rows-repeated="27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Егор Леонтьев</dc:creator>
    <meta:creation-date>2015-06-05T18:19:34Z</meta:creation-date>
    <dc:date>2020-05-13T10:52:47Z</dc:date>
  </office:meta>
</office:document-meta>
</file>